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0636" calcext:value-type="float">
            <text:p>9.6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284" calcext:value-type="float">
            <text:p>12.1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2692" calcext:value-type="float">
            <text:p>11.6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